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2717d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1e40da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fo:font-size="12pt" style:text-underline-style="none" fo:font-weight="bold" officeooo:rsid="0019ca28" officeooo:paragraph-rsid="002717d6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ca28" officeooo:paragraph-rsid="0019ca28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size="12pt" style:text-underline-style="none" fo:font-weight="bold" officeooo:rsid="0019ca28" officeooo:paragraph-rsid="0019ca28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bold" officeooo:rsid="0019ca28" officeooo:paragraph-rsid="001b5304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fo:font-size="12pt" style:text-underline-style="none" fo:font-weight="normal" officeooo:rsid="002b9cb0" officeooo:paragraph-rsid="002b9cb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fo:font-size="12pt" style:text-underline-style="none" fo:font-weight="normal" officeooo:rsid="002717d6" officeooo:paragraph-rsid="002717d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style:text-underline-style="none" fo:font-weight="normal" officeooo:rsid="0019ca28" officeooo:paragraph-rsid="00104ed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ca28" officeooo:paragraph-rsid="0019ca2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officeooo:paragraph-rsid="00104ed1"/>
    </style:style>
    <style:style style:name="P1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e9995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9ca28" officeooo:paragraph-rsid="0019ca28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1e9995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e9995" officeooo:paragraph-rsid="00104ed1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b5304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b5304" officeooo:paragraph-rsid="001124c8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c6657" officeooo:paragraph-rsid="001c6657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2116eb" officeooo:paragraph-rsid="002116eb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fo:font-size="12pt" style:text-underline-style="none" fo:font-weight="normal" officeooo:rsid="00104ed1" officeooo:paragraph-rsid="00104ed1" style:font-size-asian="12pt" style:font-weight-asian="normal" style:font-size-complex="12pt" style:font-weight-complex="normal"/>
    </style:style>
    <style:style style:name="T1" style:family="text">
      <style:text-properties officeooo:rsid="0028e340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1b5304" style:font-name-asian="Liberation Serif1" style:font-name-complex="Liberation Serif1"/>
    </style:style>
    <style:style style:name="T4" style:family="text">
      <style:text-properties style:font-name="Liberation Serif1" officeooo:rsid="001e9995" style:font-name-asian="Liberation Serif1" style:font-name-complex="Liberation Serif1"/>
    </style:style>
    <style:style style:name="T5" style:family="text">
      <style:text-properties style:font-name="Liberation Serif1" officeooo:rsid="001c6657" style:font-name-asian="Liberation Serif1" style:font-name-complex="Liberation Serif1"/>
    </style:style>
    <style:style style:name="T6" style:family="text">
      <style:text-properties style:font-name="Liberation Serif1" officeooo:rsid="002116eb" style:font-name-asian="Liberation Serif1" style:font-name-complex="Liberation Serif1"/>
    </style:style>
    <style:style style:name="T7" style:family="text">
      <style:text-properties style:font-name="Liberation Serif1" officeooo:rsid="00104ed1" style:font-name-asian="Liberation Serif1" style:font-name-complex="Liberation Serif1"/>
    </style:style>
    <style:style style:name="T8" style:family="text">
      <style:text-properties style:font-name="Liberation Serif1" officeooo:rsid="001124c8" style:font-name-asian="Liberation Serif1" style:font-name-complex="Liberation Serif1"/>
    </style:style>
    <style:style style:name="T9" style:family="text">
      <style:text-properties officeooo:rsid="001aa5b7"/>
    </style:style>
    <style:style style:name="T10" style:family="text">
      <style:text-properties officeooo:rsid="002717d6"/>
    </style:style>
    <style:style style:name="T11" style:family="text">
      <style:text-properties officeooo:rsid="002acb81"/>
    </style:style>
    <style:style style:name="T12" style:family="text">
      <style:text-properties fo:font-size="12pt" style:text-underline-style="none" fo:font-weight="normal" officeooo:rsid="0019ca28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04ed1" style:font-size-asian="12pt" style:font-weight-asian="normal" style:font-size-complex="12pt" style:font-weight-complex="normal"/>
    </style:style>
    <style:style style:name="T14" style:family="text">
      <style:text-properties officeooo:rsid="00104ed1"/>
    </style:style>
    <style:style style:name="T15" style:family="text">
      <style:text-properties officeooo:rsid="001124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2. Conversión de números romanos a base diez</text:p>
      <text:p text:style-name="P6"/>
      <text:p text:style-name="P6"/>
      <text:p text:style-name="P7">1. Identificar el Software Under Test</text:p>
      <text:p text:style-name="P16"><text:span text:style-name="T12">método </text:span>public int convierte(String s)<text:span text:style-name="T12"> de la clase </text:span><text:span text:style-name="T13">RomanNumeral</text:span><text:span text:style-name="T12">.</text:span></text:p>
      <text:p text:style-name="P2"/>
      <text:p text:style-name="P7">2. Identificar los parámetros del SUT</text:p>
      <text:p text:style-name="P14">String s</text:p>
      <text:list xml:id="list1139345300" text:style-name="L1">
        <text:list-item>
          <text:p text:style-name="P12"><text:span text:style-name="T14">s</text:span> <text:span text:style-name="T3">→</text:span><text:span text:style-name="T7">s es un número romano que se quiere pasar a base 10</text:span></text:p>
        </text:list-item>
      </text:list>
      <text:p text:style-name="P2"/>
      <text:p text:style-name="P8">3. Utilizando la técnica de la modelización de las entradas, crear caracterizaciones basadas en la funcionalidad, y sus particiones en bloques.</text:p>
      <text:p text:style-name="P9">Caracterización q1 = “<text:span text:style-name="T9">Condiciones a considerar para determinar la relación entre numeros romanos y decimales</text:span>”:</text:p>
      <text:list xml:id="list1448065572" text:style-name="L2">
        <text:list-item>
          <text:p text:style-name="P17">Bloque b1 = <text:span text:style-name="T14">I</text:span> <text:span text:style-name="T3">→ </text:span><text:span text:style-name="T7">1</text:span><text:span text:style-name="T4">.</text:span></text:p>
        </text:list-item>
        <text:list-item>
          <text:p text:style-name="P17">Bloque b2 = <text:span text:style-name="T14">V</text:span> <text:span text:style-name="T3">→ </text:span><text:span text:style-name="T7">5</text:span><text:span text:style-name="T4">.</text:span></text:p>
        </text:list-item>
        <text:list-item>
          <text:p text:style-name="P19">Bloque b3 = <text:span text:style-name="T14">X</text:span> <text:span text:style-name="T3">→ </text:span><text:span text:style-name="T7">10</text:span><text:span text:style-name="T2">.</text:span></text:p>
        </text:list-item>
        <text:list-item>
          <text:p text:style-name="P25"><text:span text:style-name="T2">Bloque b4 = L <text:s/></text:span><text:span text:style-name="T3">→ </text:span><text:span text:style-name="T2">50</text:span></text:p>
        </text:list-item>
        <text:list-item>
          <text:p text:style-name="P20"><text:span text:style-name="T7">Bloque b5 = C </text:span><text:span text:style-name="T3">→ </text:span><text:span text:style-name="T7">100</text:span></text:p>
        </text:list-item>
        <text:list-item>
          <text:p text:style-name="P20"><text:span text:style-name="T7">Bloque b6 <text:s/>= D </text:span><text:span text:style-name="T3">→</text:span><text:span text:style-name="T7">500</text:span></text:p>
        </text:list-item>
        <text:list-item>
          <text:p text:style-name="P20"><text:span text:style-name="T3"><text:s/></text:span><text:span text:style-name="T7">Bloque b7 = M <text:s/></text:span><text:span text:style-name="T3">→ </text:span><text:span text:style-name="T7">1000</text:span></text:p>
        </text:list-item>
        <text:list-item>
          <text:p text:style-name="P25"><text:span text:style-name="T2">Bloque b8 = para sumar como máximo puede haber tres letras </text:span></text:p>
        </text:list-item>
        <text:list-item>
          <text:p text:style-name="P25"><text:span text:style-name="T2">Bloque b9 = para restar se pone delante de la letra otra de menor valor</text:span></text:p>
        </text:list-item>
        <text:list-item>
          <text:p text:style-name="P18">Bloque b10 <text:span text:style-name="T14">= Letras inválidas (todas las que no sean I, V, </text:span>X, L, C, D, M)</text:p>
        </text:list-item>
      </text:list>
      <text:p text:style-name="P9"/>
      <text:p text:style-name="P11">4. Elegir valores adecuados de cada bloque según diferentes criterios de cobertura. Prestad atención a los casos frontera que pueda haber en cada caso a la hora de elegir valores concretos para los tests.</text:p>
      <text:p text:style-name="P10">Criterio Each Choice Coverage (ECC) <text:span text:style-name="T2">→ elegimos un valor de cada bloque (procurando elegir valores frontera)</text:span></text:p>
      <text:list xml:id="list3949382997" text:style-name="L3">
        <text:list-item>
          <text:p text:style-name="P21"><text:span text:style-name="T2">Para el bloque b1 → </text:span><text:span text:style-name="T5">I</text:span></text:p>
        </text:list-item>
        <text:list-item>
          <text:p text:style-name="P21"><text:span text:style-name="T2">Para el bloque b2 → </text:span><text:span text:style-name="T5">V</text:span></text:p>
        </text:list-item>
        <text:list-item>
          <text:p text:style-name="P23"><text:span text:style-name="T2">Para el bloque b3 </text:span><text:span text:style-name="T3">→ </text:span><text:span text:style-name="T6">X</text:span></text:p>
        </text:list-item>
        <text:list-item>
          <text:p text:style-name="P24"><text:span text:style-name="T2">Para el bloque b4 </text:span><text:span text:style-name="T3">→ </text:span><text:span text:style-name="T5">L</text:span></text:p>
        </text:list-item>
        <text:list-item>
          <text:p text:style-name="P22"><text:span text:style-name="T5">Para el bloque b5 → </text:span><text:span text:style-name="T8">C</text:span></text:p>
        </text:list-item>
        <text:list-item>
          <text:p text:style-name="P22"><text:span text:style-name="T5">Para el bloque b</text:span><text:span text:style-name="T8">6</text:span><text:span text:style-name="T5"> → </text:span><text:span text:style-name="T8">D</text:span></text:p>
        </text:list-item>
        <text:list-item>
          <text:p text:style-name="P22"><text:soft-page-break/><text:span text:style-name="T5">Para el bloque b</text:span><text:span text:style-name="T8">7</text:span><text:span text:style-name="T5"> → </text:span><text:span text:style-name="T8">M</text:span></text:p>
        </text:list-item>
        <text:list-item>
          <text:p text:style-name="P22"><text:span text:style-name="T5">Para el bloque b</text:span><text:span text:style-name="T8">8</text:span><text:span text:style-name="T5"> → </text:span><text:span text:style-name="T8">Podemos probar con VII (7) y XIIII (No existe)</text:span></text:p>
        </text:list-item>
        <text:list-item>
          <text:p text:style-name="P22"><text:span text:style-name="T5">Para el bloque b</text:span><text:span text:style-name="T8">9</text:span><text:span text:style-name="T5"> → </text:span><text:span text:style-name="T8">Podemos probar con IX (9) y IIX (No existe)</text:span></text:p>
        </text:list-item>
        <text:list-item>
          <text:p text:style-name="P22"><text:span text:style-name="T5">Para el bloque b1</text:span><text:span text:style-name="T8">0</text:span><text:span text:style-name="T5"> → </text:span><text:span text:style-name="T8">Poner por ejemplo P, K, G</text:span></text:p>
        </text:list-item>
      </text:list>
      <text:p text:style-name="P3"/>
      <text:p text:style-name="P4">5. Escribir el código de pruebas con J<text:span text:style-name="T10">U</text:span>nit.</text:p>
      <text:p text:style-name="P1">Código de pruebas con J<text:span text:style-name="T11">U</text:span>nit en el fichero “<text:span text:style-name="T15">RomanosTest</text:span>.java”.</text:p>
      <text:p text:style-name="P1"/>
      <text:p text:style-name="P5">6. Escribir el código del SUT.</text:p>
      <text:p text:style-name="P1">Código <text:span text:style-name="T1">del SUT en el fichero “Romanos.java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00:25:48.173041183</meta:creation-date>
    <dc:date>2018-11-20T00:43:40.342574407</dc:date>
    <meta:editing-duration>PT5M2S</meta:editing-duration>
    <meta:editing-cycles>1</meta:editing-cycles>
    <meta:document-statistic meta:table-count="0" meta:image-count="0" meta:object-count="0" meta:page-count="2" meta:paragraph-count="34" meta:word-count="346" meta:character-count="1665" meta:non-whitespace-character-count="1369"/>
    <meta:generator>LibreOffice/6.0.6.2$Linux_X86_64 LibreOffice_project/00m0$Build-2</meta:generator>
  </office:meta>
</office:document-meta>
</file>